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Arial2" svg:font-family="Arial" style:font-family-generic="swiss"/>
    <style:font-face style:name="Helvetica" svg:font-family="Helvetica"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0.8866in"/>
    </style:style>
    <style:style style:name="co2" style:family="table-column">
      <style:table-column-properties fo:break-before="auto" style:column-width="0.822in"/>
    </style:style>
    <style:style style:name="co3" style:family="table-column">
      <style:table-column-properties fo:break-before="auto" style:column-width="6.8091in"/>
    </style:style>
    <style:style style:name="co4" style:family="table-column">
      <style:table-column-properties fo:break-before="auto" style:column-width="5.3929in"/>
    </style:style>
    <style:style style:name="co6" style:family="table-column">
      <style:table-column-properties fo:break-before="auto" style:column-width="2.222in"/>
    </style:style>
    <style:style style:name="ro13" style:family="table-row">
      <style:table-row-properties style:row-height="0.1638in" fo:break-before="auto" style:use-optimal-row-height="true"/>
    </style:style>
    <style:style style:name="ro2" style:family="table-row">
      <style:table-row-properties style:row-height="0.2543in" fo:break-before="auto" style:use-optimal-row-height="false"/>
    </style:style>
    <style:style style:name="ro3" style:family="table-row">
      <style:table-row-properties style:row-height="2.7846in" fo:break-before="auto" style:use-optimal-row-height="false"/>
    </style:style>
    <style:style style:name="ro4" style:family="table-row">
      <style:table-row-properties style:row-height="1.1693in" fo:break-before="auto" style:use-optimal-row-height="false"/>
    </style:style>
    <style:style style:name="ro5" style:family="table-row">
      <style:table-row-properties style:row-height="2.028in" fo:break-before="auto" style:use-optimal-row-height="false"/>
    </style:style>
    <style:style style:name="ro6" style:family="table-row">
      <style:table-row-properties style:row-height="2.4417in" fo:break-before="auto" style:use-optimal-row-height="false"/>
    </style:style>
    <style:style style:name="ro7" style:family="table-row">
      <style:table-row-properties style:row-height="1.9846in" fo:break-before="auto" style:use-optimal-row-height="true"/>
    </style:style>
    <style:style style:name="ro8" style:family="table-row">
      <style:table-row-properties style:row-height="0.7244in" fo:break-before="auto" style:use-optimal-row-height="false"/>
    </style:style>
    <style:style style:name="ro9" style:family="table-row">
      <style:table-row-properties style:row-height="0.4028in" fo:break-before="auto" style:use-optimal-row-height="false"/>
    </style:style>
    <style:style style:name="ro10" style:family="table-row">
      <style:table-row-properties style:row-height="0.5972in" fo:break-before="auto" style:use-optimal-row-height="false"/>
    </style:style>
    <style:style style:name="ro11" style:family="table-row">
      <style:table-row-properties style:row-height="1.411in" fo:break-before="auto" style:use-optimal-row-height="false"/>
    </style:style>
    <style:style style:name="ro12" style:family="table-row">
      <style:table-row-properties style:row-height="1.2902in" fo:break-before="auto" style:use-optimal-row-height="false"/>
    </style:style>
    <style:style style:name="ro14" style:family="table-row">
      <style:table-row-properties style:row-height="0.889in" fo:break-before="auto" style:use-optimal-row-height="fals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style:style style:name="ce1" style:family="table-cell" style:parent-style-name="Default">
      <style:table-cell-properties style:glyph-orientation-vertical="0" fo:background-color="#ffffcc"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middle"/>
      <style:paragraph-properties fo:text-align="center" fo:margin-left="0in" style:writing-mode="page"/>
    </style:style>
    <style:style style:name="ce3" style:family="table-cell" style:parent-style-name="Default">
      <style:table-cell-properties style:glyph-orientation-vertical="0" fo:border-bottom="none" style:diagonal-bl-tr="none" style:diagonal-tl-br="none" style:text-align-source="fix" style:repeat-content="false" fo:wrap-option="wrap" fo:border-left="none" style:direction="ltr" fo:border-right="0.0138in solid #000000" style:rotation-angle="0" style:rotation-align="none" style:shrink-to-fit="false" fo:border-top="none" style:vertical-align="middle"/>
      <style:paragraph-properties fo:text-align="center" fo:margin-left="0in" style:writing-mode="page"/>
    </style:style>
    <style:style style:name="ce4" style:family="table-cell" style:parent-style-name="Default">
      <style:table-cell-properties fo:border-bottom="none" style:diagonal-bl-tr="none" style:diagonal-tl-br="none" style:text-align-source="fix" style:repeat-content="false" fo:border-left="none" fo:border-right="0.0138in solid #000000" fo:border-top="none" style:vertical-align="middle"/>
      <style:paragraph-properties fo:text-align="center"/>
    </style:style>
    <style:style style:name="ce5" style:family="table-cell" style:parent-style-name="Default">
      <style:table-cell-properties fo:border-bottom="0.0138in solid #000000" style:diagonal-bl-tr="none" style:diagonal-tl-br="none" style:text-align-source="fix" style:repeat-content="false" fo:border-left="none" fo:border-right="0.0138in solid #000000" fo:border-top="none" style:vertical-align="middle"/>
      <style:paragraph-properties fo:text-align="center"/>
    </style:style>
    <style:style style:name="ce6" style:family="table-cell" style:parent-style-name="Default">
      <style:table-cell-properties fo:border-bottom="none" style:diagonal-bl-tr="none" style:diagonal-tl-br="none" style:text-align-source="fix" style:repeat-content="false" fo:background-color="transparent" fo:border-left="none" fo:border-right="0.0138in solid #000000" fo:border-top="none" style:vertical-align="middle"/>
      <style:paragraph-properties fo:text-align="center"/>
    </style:style>
    <style:style style:name="ce7" style:family="table-cell" style:parent-style-name="Default">
      <style:table-cell-properties fo:border-bottom="0.0138in solid #000000" style:diagonal-bl-tr="none" style:diagonal-tl-br="none" style:text-align-source="fix" style:repeat-content="false" fo:background-color="transparent" fo:border-left="none" fo:border-right="0.0138in solid #000000" fo:border-top="none" style:vertical-align="middle"/>
      <style:paragraph-properties fo:text-align="center"/>
    </style:style>
    <style:style style:name="ce8"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glyph-orientation-vertical="0" fo:border-bottom="0.0138in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fo:border-bottom="none" style:diagonal-bl-tr="none" style:diagonal-tl-br="none" style:text-align-source="value-type" style:repeat-content="false" fo:wrap-option="wrap" fo:border-left="0.0138in solid #000000" style:direction="ltr" fo:border-right="0.0138in solid #000000" style:rotation-angle="0" style:rotation-align="none" style:shrink-to-fit="false" fo:border-top="none" style:vertical-align="top"/>
      <style:paragraph-properties fo:margin-left="0in" style:writing-mode="page"/>
    </style:style>
    <style:style style:name="ce14" style:family="table-cell" style:parent-style-name="Default">
      <style:table-cell-properties fo:border-bottom="none" style:diagonal-bl-tr="none" style:diagonal-tl-br="none" fo:wrap-option="wrap" fo:border-left="0.0138in solid #000000" fo:border-right="0.0138in solid #000000" fo:border-top="none" style:vertical-align="top"/>
      <style:text-properties fo:font-size="12pt" fo:language="en" fo:country="US" style:language-asian="en" style:country-asian="US" style:language-complex="en" style:country-complex="US"/>
    </style:style>
    <style:style style:name="ce15" style:family="table-cell" style:parent-style-name="Default">
      <style:table-cell-properties fo:border-bottom="none" style:diagonal-bl-tr="none" style:diagonal-tl-br="none" fo:wrap-option="wrap" fo:border-left="0.0138in solid #000000" fo:border-right="0.0138in solid #000000" fo:border-top="none" style:vertical-align="top"/>
      <style:text-properties style:font-name="Arial2" style:font-name-asian="SimSun" style:font-name-complex="Arial2"/>
    </style:style>
    <style:style style:name="ce16" style:family="table-cell" style:parent-style-name="Default">
      <style:table-cell-properties fo:border-bottom="none" style:diagonal-bl-tr="none" style:diagonal-tl-br="none" fo:wrap-option="wrap" fo:border-left="0.0138in solid #000000" fo:border-right="0.0138in solid #000000" fo:border-top="none" style:vertical-align="top"/>
    </style:style>
    <style:style style:name="ce17" style:family="table-cell" style:parent-style-name="Default">
      <style:table-cell-properties style:glyph-orientation-vertical="0" fo:border-bottom="0.0138in solid #000000" style:diagonal-bl-tr="none" style:diagonal-tl-br="none" style:text-align-source="value-type" style:repeat-content="false"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none" style:diagonal-bl-tr="none" style:diagonal-tl-br="none" style:text-align-source="value-type" style:repeat-content="false" fo:wrap-option="wrap" fo:border-left="0.0138in solid #000000" style:direction="ltr" fo:border-right="0.0138in solid #000000" style:rotation-angle="0" style:rotation-align="none" style:shrink-to-fit="false" fo:border-top="0.0138in solid #000000" style:vertical-align="top"/>
      <style:paragraph-properties fo:margin-left="0in" style:writing-mode="page"/>
    </style:style>
    <style:style style:name="ce19" style:family="table-cell" style:parent-style-name="Default">
      <style:table-cell-properties fo:border-bottom="0.0138in solid #000000" style:diagonal-bl-tr="none" style:diagonal-tl-br="none" fo:wrap-option="wrap" fo:border-left="0.0138in solid #000000" fo:border-right="0.0138in solid #000000" fo:border-top="none" style:vertical-align="top"/>
    </style:style>
    <style:style style:name="ta_extref" style:family="table">
      <style:table-properties table:display="false"/>
    </style:style>
    <style:style style:name="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2" style:family="text">
      <style:text-properties fo:color="#0000d4" style:text-outline="false" style:text-line-through-style="none" style:text-position="0% 100%"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T3" style:family="text">
      <style:text-properties fo:color="#000000" style:font-name="Helvetica" fo:font-size="12pt" style:font-name-asian="Helvetica" style:font-size-asian="12pt" style:font-name-complex="Helvetica" style:font-size-complex="6.80000019073486pt"/>
    </style:style>
    <style:style style:name="T4" style:family="text">
      <style:text-properties fo:font-size="12pt"/>
    </style:style>
  </office:automatic-styles>
  <office:body>
    <office:spreadsheet>
      <table:calculation-settings table:case-sensitive="false" table:automatic-find-labels="false" table:use-regular-expressions="false"/>
      <table:table table:name="Sheet1" table:style-name="ta4" table:print="false">
        <office:forms form:automatic-focus="false" form:apply-design-mode="false"/>
        <table:table-column table:style-name="co2" table:default-cell-style-name="ce4"/>
        <table:table-column table:style-name="co3" table:default-cell-style-name="ce8"/>
        <table:table-column table:style-name="co4" table:default-cell-style-name="ce13"/>
        <table:table-column table:style-name="co6" table:default-cell-style-name="Default"/>
        <table:table-column table:style-name="co5" table:number-columns-repeated="1020" table:default-cell-style-name="Default"/>
        <table:table-row table:style-name="ro2">
          <table:table-cell table:style-name="ce1" office:value-type="string">
            <text:p>REQ#</text:p>
          </table:table-cell>
          <table:table-cell table:style-name="ce1" office:value-type="string">
            <text:p>DESC</text:p>
          </table:table-cell>
          <table:table-cell table:style-name="ce1" office:value-type="string">
            <text:p>SOLUTION</text:p>
          </table:table-cell>
          <table:table-cell table:number-columns-repeated="1021"/>
        </table:table-row>
        <table:table-row table:style-name="ro3">
          <table:table-cell table:style-name="ce2" office:value-type="string">
            <text:p>#F1</text:p>
          </table:table-cell>
          <table:table-cell office:value-type="string">
            <text:p>Search criteria</text:p>
            <text:p><text:span text:style-name="T1"/></text:p>
            <text:p><text:span text:style-name="T1">1. Course name</text:span></text:p>
            <text:p><text:span text:style-name="T1">2. Course description</text:span></text:p>
            <text:p><text:span text:style-name="T1">3. Course code (eg. ABC)</text:span></text:p>
            <text:p><text:span text:style-name="T1">4. Course-class code (eg. ABC-123)</text:span></text:p>
            <text:p><text:span text:style-name="T1">5. Tutor name (first and last)</text:span></text:p>
            <text:p><text:span text:style-name="T1">6. Distance from postcode or suburb</text:span></text:p>
            <text:p><text:span text:style-name="T1">7. Price (always expressed as a 'less than x' or 'between x and y')</text:span></text:p>
            <text:p><text:span text:style-name="T1">8. Day of week (possibly per day, but usually divided into weekday and weekend)</text:span></text:p>
            <text:p><text:span text:style-name="T1">9. Time of day (divided only into day/evening, as starttime before 5pm or after)</text:span></text:p>
            <text:p><text:span text:style-name="T1">10. Tag</text:span></text:p>
            <text:p><text:span text:style-name="T1"/></text:p>
            <text:p><text:span text:style-name="T1">Note that the items in the above list will require the indexing of data from Course, CourseClass, Room, Site, </text:span><text:span text:style-name="T1">Tutor and Session. But the results are always a list of courses which are then displayed. In the case of to-many </text:span><text:span text:style-name="T1">tables like Session, it may be that a course has a class with only one evening session which causes it to match </text:span><text:span text:style-name="T1">filter 9, but another dozen sessions which do not. That is OK. Most classes are scheduled in fairly uniform ways, </text:span><text:span text:style-name="T1">so excessive effort is not required to produce perfect results.</text:span></text:p>
          </table:table-cell>
          <table:table-cell office:value-type="string">
            <text:p>Use DataImportHandler and JDBC for importing and indexing content from database. Combine data from <text:s/>Course, CourseClass, Room, Site, Tutor and Session into one document with SQL-joins or solr inner entities. <text:span text:style-name="T2">http://wiki.apache.org/solr/DataImportHandler</text:span></text:p>
          </table:table-cell>
          <table:table-cell table:number-columns-repeated="1021"/>
        </table:table-row>
        <table:table-row table:style-name="ro4">
          <table:table-cell table:style-name="ce2" office:value-type="string">
            <text:p>#F2</text:p>
          </table:table-cell>
          <table:table-cell table:style-name="ce9" office:value-type="string">
            <text:p>Searching on text fields needs to be flexible enough to allow for 'contains in' or 'starts with' searches. For example, when typing a suburb name, course code or course-class code only simple 'starts with' searches are required. When searching on course name or description, a contains in search will be required which also incorporates word stemming and thesaurus operations.</text:p>
          </table:table-cell>
          <table:table-cell table:style-name="ce14" office:value-type="string">
            <text:p>Stemming: there are a few options <text:s/><text:a xlink:href="http://wiki.apache.org/solr/AnalyzersTokenizersTokenFilters#Stemming">http://wiki.apache.org/solr/AnalyzersTokenizersTokenFilters#Stemming</text:a>. Thesaurus operations: <text:a xlink:href="http://wiki.apache.org/solr/AnalyzersTokenizersTokenFilters#solr.SynonymFilterFactory">http://wiki.apache.org/solr/AnalyzersTokenizersTokenFilters#solr.SynonymFilterFactory</text:a></text:p>
          </table:table-cell>
          <table:table-cell table:number-columns-repeated="1021"/>
        </table:table-row>
        <table:table-row table:style-name="ro5">
          <table:table-cell table:style-name="ce3" office:value-type="string">
            <text:p>#F3</text:p>
          </table:table-cell>
          <table:table-cell office:value-type="string">
            <text:p>Distance</text:p>
            <text:p><text:span text:style-name="T1"/></text:p>
            <text:p><text:span text:style-name="T1">The user is allowed to type a suburb name in order to get a typeahead dropdown of suburbs (see </text:span><text:span text:style-name="T1">http://www.sydneycommunitycollege.com.au in the top right search and try "glebe"). We already restrict the </text:span><text:span text:style-name="T1">search to a certain state (in which the college is located) to avoid pulling in too many choices. For example, </text:span><text:span text:style-name="T1">there is a Glebe in NSW and one in TAS but only the NSW one is shown.</text:span></text:p>
            <text:p><text:span text:style-name="T1"/></text:p>
            <text:p><text:span text:style-name="T1">We already have the latitude and longitude of the centre of every postcode in Australia in an existing database. </text:span><text:span text:style-name="T1">These pages seem relevant.</text:span></text:p>
            <text:p><text:span text:style-name="T1"/></text:p>
            <text:p><text:span text:style-name="T1">https://issues.apache.org/jira/browse/SOLR-773</text:span></text:p>
            <text:p><text:span text:style-name="T1">http://www.nsshutdown.com/projects/lucene/whitepaper/locallucene_v2.html</text:span></text:p>
          </table:table-cell>
          <table:table-cell table:style-name="ce14" office:value-type="string">
            <text:p><text:span text:style-name="T3">Use function queries with Solr's distance functions. Extract and save in index Site suburb </text:span><text:span text:style-name="T3">GeoLocation. </text:span><text:span text:style-name="T3"><text:a xlink:href="http://wiki.apache.org/solr/SpatialSearch">http://wiki.apache.org/solr/SpatialSearch</text:a></text:span><text:span text:style-name="T4">. </text:span><text:span text:style-name="T4"><text:a xlink:href="http://www.ibm.com/developerworks/opensource/library/j-spatial/index.html">http://www.ibm.com/developerworks/opensource/library/j-spatial/index.html</text:a></text:span><text:span text:style-name="T4"> </text:span></text:p>
          </table:table-cell>
          <table:table-cell table:number-columns-repeated="1021"/>
        </table:table-row>
        <table:table-row table:style-name="ro6">
          <table:table-cell office:value-type="string">
            <text:p>#F4</text:p>
          </table:table-cell>
          <table:table-cell table:style-name="ce10" office:value-type="string">
            <text:p>Types of search results</text:p>
            <text:p>-----------------------</text:p>
            <text:p>1. Search results as displayed in a list of courses</text:p>
            <text:p>2. Type-ahead (clairvoyance) displayed as a drop down in a search box.</text:p>
            <text:p/>
            <text:p>Prototype</text:p>
            <text:p>---------</text:p>
            <text:p>Consult the Sydney Community College web site as an example for how type-ahead should work (notice that you can type in suburb names as well as course title and tags). Type "bus" and "glebe" for examples of these. Also consult that site for the advanced search dialog and results page.</text:p>
          </table:table-cell>
          <table:table-cell office:value-type="string">
            <text:p>For #1 search use solj SolrServer interface either CommonsHttpSolrServer or EmbeddedSolrServer. For type-ahead: Using EdgeNGrams <text:a xlink:href="http://www.lucidimagination.com/blog/2009/09/08/auto-suggest-from-popular-queries-using-edgengrams/">http://www.lucidimagination.com/blog/2009/09/08/auto-suggest-from-popular-queries-using-edgengrams/</text:a> <text:s text:c="12"/><text:s text:c="103"/>http://wiki.apache.org/solr/TermsComponent with jquery.autocomplete using JSONP or xml response parsing by JavaScript. <text:a xlink:href="http://docs.jquery.com/Plugins/Autocomplete">http://docs.jquery.com/Plugins/Autocomplete</text:a></text:p>
          </table:table-cell>
          <table:table-cell table:number-columns-repeated="1021"/>
        </table:table-row>
        <table:table-row table:style-name="ro7">
          <table:table-cell office:value-type="string">
            <text:p>#F5</text:p>
          </table:table-cell>
          <table:table-cell office:value-type="string">
            <text:p>Sorting</text:p>
            <text:p><text:span text:style-name="T1"/></text:p>
            <text:p><text:span text:style-name="T1">A key difference to the existing search results (which are always sorted alphabetically) is that we require </text:span><text:span text:style-name="T1">weighted search results. For example, matches in the course name will be sorted higher than word stem </text:span><text:span text:style-name="T1">matches in the course description. The ability to adjust these weightings and tweak them over time (without </text:span><text:span text:style-name="T1">recompiling code) is essential.</text:span></text:p>
            <text:p><text:span text:style-name="T1"/></text:p>
            <text:p><text:span text:style-name="T1">Sometimes it will be easy to separate 'good results' from 'partial matches', probably by weighting score. This is </text:span><text:span text:style-name="T1">already implemented on the existing site:</text:span></text:p>
            <text:p><text:span text:style-name="T1"/></text:p>
            <text:p><text:span text:style-name="T1"><text:s text:c="2"/></text:span><text:span text:style-name="T1">http://www.sydneycommunitycollege.com.au/courses?price=100&amp;day=weekday&amp;s=bus</text:span></text:p>
            <text:p><text:span text:style-name="T1"/></text:p>
            <text:p><text:span text:style-name="T1">Notice the divider half way down that page.</text:span></text:p>
          </table:table-cell>
          <table:table-cell table:style-name="ce15" office:value-type="string">
            <text:p>The scores of documents fields can be increased/decreased by specific query params as described here: <text:a xlink:href="http://wiki.apache.org/solr/SolrRelevancyFAQ">http://wiki.apache.org/solr/SolrRelevancyFAQ</text:a> <text:a xlink:href="http://wiki.apache.org/solr/CommonQueryParameters">http://wiki.apache.org/solr/CommonQueryParameters</text:a></text:p>
          </table:table-cell>
          <table:table-cell table:number-columns-repeated="1021"/>
        </table:table-row>
        <table:table-row table:style-name="ro8">
          <table:table-cell office:value-type="string">
            <text:p>#F6</text:p>
          </table:table-cell>
          <table:table-cell office:value-type="string">
            <text:p>Other entities</text:p>
            <text:p><text:span text:style-name="T1">It is likely that we will want to index and search on web pages in the future. This should be allowed for, but right </text:span><text:span text:style-name="T1">now it is not required since it is not obvious how to mix the search results of web pages with the list of courses </text:span><text:span text:style-name="T1">and still keep a clean UI.</text:span></text:p>
          </table:table-cell>
          <table:table-cell table:style-name="ce16" office:value-type="string">
            <text:p>No problem with Sorl, creating separate entity and using appropriate Filter.</text:p>
          </table:table-cell>
          <table:table-cell table:number-columns-repeated="1021"/>
        </table:table-row>
        <table:table-row table:style-name="ro9">
          <table:table-cell office:value-type="string">
            <text:p>#F7</text:p>
          </table:table-cell>
          <table:table-cell office:value-type="string">
            <text:p>URLs</text:p>
            <text:p><text:span text:style-name="T1">Clean URLs are required since bookmarking and linking to search results is important.</text:span></text:p>
          </table:table-cell>
          <table:table-cell table:style-name="ce16" office:value-type="string">
            <text:p>Resolved on by UrlMapper on Tapestry weblayer.</text:p>
          </table:table-cell>
          <table:table-cell table:number-columns-repeated="1021"/>
        </table:table-row>
        <table:table-row table:style-name="ro10">
          <table:table-cell table:style-name="ce5" office:value-type="string">
            <text:p>#F8</text:p>
          </table:table-cell>
          <table:table-cell table:style-name="ce11" office:value-type="string">
            <text:p>Pagination</text:p>
            <text:p><text:span text:style-name="T1">Implemented as per the existing site: that is, no page numbers but just a 'more' link at the bottom which adds </text:span><text:span text:style-name="T1">further results to the existing page.</text:span></text:p>
          </table:table-cell>
          <table:table-cell table:style-name="ce17" office:value-type="string">
            <text:p>Paging archieved by default Solr queries parameters "start" and "rows". http://wiki.apache.org/solr/CommonQueryParameters</text:p>
          </table:table-cell>
          <table:table-cell table:number-columns-repeated="1021"/>
        </table:table-row>
        <table:table-row table:style-name="ro11">
          <table:table-cell table:style-name="ce6" office:value-type="string">
            <text:p>#N1</text:p>
          </table:table-cell>
          <table:table-cell table:style-name="ce12" office:value-type="string">
            <text:p>Production environment <text:span text:style-name="T1"><text:s text:c="137"/></text:span><text:span text:style-name="T1"><text:s text:c="11"/>It is essential that this service be reliable. If an external service is to be used (such as Solr) then </text:span><text:span text:style-name="T1">consideration about how to create a cluster of services needs to be had. If the service is embedded and the </text:span><text:span text:style-name="T1">index local, then consideration about how to synchronise this index between application servers is important </text:span><text:span text:style-name="T1">(rsync?).</text:span></text:p>
          </table:table-cell>
          <table:table-cell table:style-name="ce18" office:value-type="string">
            <text:p>Scaling Solr horizontally with Maser-Slave replication between nodes and load balance search requests. (<text:a xlink:href="http://wiki.apache.org/solr/SolrReplication">http://wiki.apache.org/solr/SolrReplication</text:a> http://www.lucidimagination.com/Community/Hear-from-the-Experts/Articles/Scaling-Lucene-and-Solr) or using Index sharding http://wiki.apache.org/solr/DistributedSearch, <text:a xlink:href="http://wiki.apache/">http://wiki.apache</text:a>.org/solr/KattaIntegration, http://wiki.apache.org/solr/ZooKeeperIntegration. Combination of both aproaches can be used as well.</text:p>
          </table:table-cell>
          <table:table-cell table:number-columns-repeated="1021"/>
        </table:table-row>
        <table:table-row table:style-name="ro12">
          <table:table-cell table:style-name="ce6" office:value-type="string">
            <text:p>#N2</text:p>
          </table:table-cell>
          <table:table-cell table:style-name="ce12" office:value-type="string">
            <text:p>Handle Updates<text:span text:style-name="T1"> <text:s text:c="152"/></text:span><text:span text:style-name="T1"><text:s/>Another important factor is investigating how we will be writing the index. Updating of the relevant data happens </text:span><text:span text:style-name="T1">through the Willow services application, so it could be in charge of adding objects to the index or to a queue for </text:span><text:span text:style-name="T1">periodic indexing. It is not important that the index be completely up to date, but within 30 minutes would be nice </text:span><text:span text:style-name="T1">and no more than 60 minutes essential.</text:span></text:p>
          </table:table-cell>
          <table:table-cell office:value-type="string">
            <text:p>Sorl delta-import command. Use SQL to locate modified entities by timestamp. Requires HTTP GET to http://localhost:8983/solr/dataimport?command=delta-import to spawn index update. We can use either cron job which makes HTTP GET or callback in Cayenne for instantly triggered update or other notification mechanism (Cayenne callback JMS) depending on which infrastructure components is already in place.</text:p>
          </table:table-cell>
          <table:table-cell table:number-columns-repeated="1021"/>
        </table:table-row>
        <table:table-row table:style-name="ro14">
          <table:table-cell table:style-name="ce7" office:value-type="string">
            <text:p>SLA</text:p>
          </table:table-cell>
          <table:table-cell table:style-name="ce11" office:value-type="string">
            <text:p>Speed</text:p>
            <text:p><text:span text:style-name="T1"/></text:p>
            <text:p><text:span text:style-name="T1">Results for the type-ahead need to be generated to the user in under 0.5 second for a system under load. For </text:span><text:span text:style-name="T1">the search results page, response within 3 seconds is acceptable, 1 second good (not including data transfer </text:span><text:span text:style-name="T1">and page drawing). Search is an important page of these sites.</text:span></text:p>
          </table:table-cell>
          <table:table-cell table:style-name="ce19" office:value-type="string">
            <text:p>Many options to tune JVM configuration, HTTP and Sorl caches, <text:a xlink:href="http://wiki.apache.org/solr/SolrCaching">http://wiki.apache.org/solr/SolrCaching</text:a></text:p>
          </table:table-cell>
          <table:table-cell table:number-columns-repeated="1021"/>
        </table:table-row>
      </table:table>
      <table:table table:name="Sheet2" table:style-name="ta2" table:print="false">
        <table:table-column table:style-name="co5" table:number-columns-repeated="1024" table:default-cell-style-name="Default"/>
        <table:table-row table:style-name="ro13">
          <table:table-cell table:number-columns-repeated="1024"/>
        </table:table-row>
      </table:table>
      <table:table table:name="Sheet3" table:style-name="ta3" table:print="false">
        <table:table-column table:style-name="co5" table:number-columns-repeated="1024" table:default-cell-style-name="Default"/>
        <table:table-row table:style-name="ro1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Arial2" svg:font-family="Arial" style:font-family-generic="swiss"/>
    <style:font-face style:name="Helvetica" svg:font-family="Helvetica"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ext-properties fo:color="#0000d4"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4">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11">08/11/2010</text:date>, <text:time>16:22:42</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2" style:display-name="PageStyle_Sheet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3" style:display-name="PageStyle_Sheet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ton Sakalouski</meta:initial-creator>
    <dc:creator>Anton Sakalouski</dc:creator>
    <dc:date>2010-08-11T16:22:42</dc:date>
    <meta:print-date>2010-08-05T15:55:32</meta:print-date>
    <meta:generator>OpenOffice.org/3.2$Unix OpenOffice.org_project/320m18$Build-9502</meta:generator>
    <meta:editing-duration>PT02H26M05S</meta:editing-duration>
    <meta:editing-cycles>13</meta:editing-cycles>
    <meta:document-statistic meta:table-count="3" meta:cell-count="36" meta:object-count="0"/>
  </office:meta>
</office:document-meta>
</file>